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Roboto-Regular" svg:font-family="Roboto-Regular, helvetica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5521in" fo:margin-left="0in" table:align="left" style:writing-mode="lr-tb"/>
    </style:style>
    <style:style style:name="Table1.A" style:family="table-column">
      <style:table-column-properties style:column-width="1.0938in"/>
    </style:style>
    <style:style style:name="Table1.B" style:family="table-column">
      <style:table-column-properties style:column-width="3.9688in"/>
    </style:style>
    <style:style style:name="Table1.C" style:family="table-column">
      <style:table-column-properties style:column-width="1.4896in"/>
    </style:style>
    <style:style style:name="Table1.A1" style:family="table-cell">
      <style:table-cell-properties style:vertical-align="top" fo:padding="0.0694in" fo:border="1pt solid #000000"/>
    </style:style>
    <style:style style:name="Table1.7" style:family="table-row">
      <style:table-row-properties style:min-row-height="0.3514in"/>
    </style:style>
    <style:style style:name="Table1.A7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line-height="100%" fo:text-indent="0.5in" style:auto-text-indent="false" fo:break-before="auto" fo:break-after="auto" style:writing-mode="lr-tb"/>
    </style:style>
    <style:style style:name="P6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</style:style>
    <style:style style:name="P7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  <style:text-properties officeooo:paragraph-rsid="00003fae"/>
    </style:style>
    <style:style style:name="P8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</style:style>
    <style:style style:name="P9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</style:style>
    <style:style style:name="P10" style:family="paragraph" style:parent-style-name="Standard" style:list-style-name="LS4">
      <style:paragraph-properties fo:margin-top="0in" fo:margin-bottom="0in" loext:contextual-spacing="false" fo:line-height="115%" fo:break-before="auto" fo:break-after="auto" style:writing-mode="lr-tb"/>
    </style:style>
    <style:style style:name="P11" style:family="paragraph" style:parent-style-name="Standard" style:list-style-name="LS5">
      <style:paragraph-properties fo:margin-top="0in" fo:margin-bottom="0in" loext:contextual-spacing="false" fo:line-height="115%" fo:break-before="auto" fo:break-after="auto" style:writing-mode="lr-tb"/>
    </style:style>
    <style:style style:name="P12" style:family="paragraph" style:parent-style-name="Standard" style:list-style-name="LS8">
      <style:paragraph-properties fo:margin-top="0in" fo:margin-bottom="0in" loext:contextual-spacing="false" fo:line-height="115%" fo:break-before="auto" fo:break-after="auto" style:writing-mode="lr-tb"/>
    </style:style>
    <style:style style:name="P13" style:family="paragraph" style:parent-style-name="Standard" style:list-style-name="LS9">
      <style:paragraph-properties fo:margin-top="0in" fo:margin-bottom="0in" loext:contextual-spacing="false" fo:line-height="115%" fo:break-before="auto" fo:break-after="auto" style:writing-mode="lr-tb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03fae" officeooo:paragraph-rsid="00003fa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 style:list-style-name="LS6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7" style:family="paragraph" style:parent-style-name="Standard" style:list-style-name="LS7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officeooo:rsid="00003fae" officeooo:paragraph-rsid="00003fae"/>
    </style:style>
    <style:style style:name="P19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20" style:family="paragraph" style:parent-style-name="Heading_20_2">
      <style:paragraph-properties fo:line-height="115%" fo:break-before="auto" fo:break-after="auto" style:writing-mode="lr-tb"/>
    </style:style>
    <style:style style:name="P21" style:family="paragraph" style:parent-style-name="Heading_20_2">
      <style:paragraph-properties fo:margin-top="0.139in" fo:margin-bottom="0in" loext:contextual-spacing="false" fo:line-height="115%" fo:keep-together="always" fo:break-before="auto" fo:break-after="auto" fo:keep-with-next="always" style:writing-mode="lr-tb"/>
    </style:style>
    <style:style style:name="P22" style:family="paragraph" style:parent-style-name="Heading_20_3">
      <style:paragraph-properties fo:line-height="115%" fo:break-before="auto" fo:break-after="auto" style:writing-mode="lr-tb"/>
    </style:style>
    <style:style style:name="P23" style:family="paragraph" style:parent-style-name="Heading_20_3">
      <style:paragraph-properties fo:line-height="100%" fo:break-before="auto" fo:break-after="auto" style:writing-mode="lr-tb"/>
    </style:style>
    <style:style style:name="P24" style:family="paragraph" style:parent-style-name="Heading_20_3">
      <style:paragraph-properties fo:margin-top="0.111in" fo:margin-bottom="0in" loext:contextual-spacing="false" fo:line-height="115%" fo:keep-together="always" fo:break-before="auto" fo:break-after="auto" fo:keep-with-next="always" style:writing-mode="lr-tb"/>
    </style:style>
    <style:style style:name="P25" style:family="paragraph" style:parent-style-name="Heading_20_3">
      <style:paragraph-properties fo:margin-top="0.111in" fo:margin-bottom="0in" loext:contextual-spacing="false" fo:line-height="100%" fo:keep-together="always" fo:break-before="auto" fo:break-after="auto" fo:keep-with-next="always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Droid Sans Mono" style:font-name-asian="Droid Sans Mono" style:font-name-complex="Droid Sans Mono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0"><text:bookmark text:name="h.yvcxn2pg5ojm"/>Typing of Monitoring data</text:h>
      <text:p text:style-name="P1">This document describes a convention for typing numeric monitoring data (metrics). It is based on best practice derived from Collectd, Ceilometer, Rsyslogd, Cern <text:s/>Lemon, RRDTool, Ganglia, LogStash, Nagios, SNMP, SLF4J, Kieker, Metrics and OMG-OMIS. </text:p>
      <text:p text:style-name="P1"/>
      <text:h text:style-name="P20" text:outline-level="10"><text:bookmark text:name="h.m7ubbr65nka2"/>Goals</text:h>
      <text:p text:style-name="P1">The goal of typing is </text:p>
      <text:list xml:id="list370402518380280532" text:style-name="LS1">
        <text:list-item>
          <text:p text:style-name="P6">to enable automated processing of monitoring data</text:p>
        </text:list-item>
        <text:list-item>
          <text:p text:style-name="P6">to identify the resource which the data is about </text:p>
        </text:list-item>
        <text:list-item>
          <text:p text:style-name="P7">determining if the data is valid</text:p>
        </text:list-item>
      </text:list>
      <text:p text:style-name="P1"/>
      <text:p text:style-name="P1">Other potential uses for meta-data which we do not consider are</text:p>
      <text:list xml:id="list3282633676642866893" text:style-name="LS2">
        <text:list-item>
          <text:p text:style-name="P8">determining how the data was produced</text:p>
        </text:list-item>
        <text:list-item>
          <text:p text:style-name="P8">determining how accurate the data is</text:p>
        </text:list-item>
      </text:list>
      <text:h text:style-name="P20" text:outline-level="10"><text:bookmark text:name="h.2zs35dsfqvqu"/>Resource Identification</text:h>
      <text:p text:style-name="P1">The first part of identifying a metric is identifying the resource which the metric is about. <text:s/></text:p>
      <text:p text:style-name="P1"/>
      <text:p text:style-name="P1">In large systems with many metrics, it is difficult keep track of which metric belong to which resources. <text:s/>By using a uniform naming convention for resources, this confusion is avoided and it becomes easier to rapidly find the right metric for a given resource. </text:p>
      <text:p text:style-name="P1"/>
      <text:list xml:id="list5717172476338107419" text:style-name="LS3">
        <text:list-item>
          <text:p text:style-name="P9">We consider resources to form a tree<text:line-break/>for example:</text:p>
        </text:list-item>
      </text:list>
      <text:list xml:id="list9162401078183192175" text:style-name="LS4">
        <text:list-item>
          <text:p text:style-name="P10">Host: <text:a xlink:type="simple" xlink:href="http://www.example.com/" text:style-name="Internet_20_link" text:visited-style-name="Visited_20_Internet_20_Link">www</text:a><text:a xlink:type="simple" xlink:href="http://www.example.com/" text:style-name="Internet_20_link" text:visited-style-name="Visited_20_Internet_20_Link">.</text:a><text:a xlink:type="simple" xlink:href="http://www.example.com/" text:style-name="Internet_20_link" text:visited-style-name="Visited_20_Internet_20_Link">example</text:a><text:a xlink:type="simple" xlink:href="http://www.example.com/" text:style-name="Internet_20_link" text:visited-style-name="Visited_20_Internet_20_Link">.</text:a><text:a xlink:type="simple" xlink:href="http://www.example.com/" text:style-name="Internet_20_link" text:visited-style-name="Visited_20_Internet_20_Link">com</text:a></text:p>
          <text:list>
            <text:list-item>
              <text:p text:style-name="P10">cpu: 0</text:p>
            </text:list-item>
            <text:list-item>
              <text:p text:style-name="P10">cpu: 1</text:p>
            </text:list-item>
            <text:list-item>
              <text:p text:style-name="P10">process: 1234</text:p>
              <text:list>
                <text:list-item>
                  <text:p text:style-name="P10">thread: 1</text:p>
                </text:list-item>
                <text:list-item>
                  <text:p text:style-name="P10">thread: 2</text:p>
                </text:list-item>
              </text:list>
            </text:list-item>
            <text:list-item>
              <text:p text:style-name="P10">memory</text:p>
            </text:list-item>
          </text:list>
        </text:list-item>
      </text:list>
      <text:list xml:id="list3367455279855671045" text:style-name="LS5">
        <text:list-item>
          <text:p text:style-name="P11">The root of the tree is a host. Every metric record has a field called <text:span text:style-name="T2">source</text:span> that contains the hostname.</text:p>
        </text:list-item>
        <text:list-item>
          <text:p text:style-name="P11">if a resource is unique, it is considered part of its parent e.g. memory is part of host</text:p>
        </text:list-item>
        <text:list-item>
          <text:p text:style-name="P11">Every other resource has</text:p>
          <text:list>
            <text:list-item>
              <text:p text:style-name="P11">a field <text:span text:style-name="T2">resource</text:span> that contains the type of the resource, as a path to the host. e.g. resource=cpu, resource=process, resource=process.thread</text:p>
            </text:list-item>
            <text:list-item>
              <text:p text:style-name="P11">a field called <text:span text:style-name="T2">instance</text:span> that contains the identifier of the resource, as a path to the host. e.g. instance=0, instance=1234, instance=1234.1</text:p>
            </text:list-item>
          </text:list>
        </text:list-item>
      </text:list>
      <text:h text:style-name="P21" text:outline-level="10"><text:bookmark text:name="h.1yyob7wg6aab"/>Metric Typing</text:h>
      <text:p text:style-name="P1">The second part is identifying what the metric represents and how it is represented.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3"><text:span text:style-name="T3">Field Name</text:span></text:p>
          </table:table-cell>
          <table:table-cell table:style-name="Table1.A1" office:value-type="string">
            <text:p text:style-name="P4">explanation</text:p>
          </table:table-cell>
          <table:table-cell table:style-name="Table1.A1" office:value-type="string">
            <text:p text:style-name="P4">example</text:p>
          </table:table-cell>
        </table:table-row>
        <table:table-row>
          <table:table-cell table:style-name="Table1.A1" office:value-type="string">
            <text:p text:style-name="P4">time</text:p>
          </table:table-cell>
          <table:table-cell table:style-name="Table1.A1" office:value-type="string">
            <text:p text:style-name="P3"><text:span text:style-name="T3">timestamp of metric production as milliseconds since 1 jan 1970 00:00 (java timestamp)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value</text:p>
          </table:table-cell>
          <table:table-cell table:style-name="Table1.A1" office:value-type="string">
            <text:p text:style-name="P3"><text:span text:style-name="T3">numeric value of the metric</text:span></text:p>
          </table:table-cell>
          <table:table-cell table:style-name="Table1.A1" office:value-type="string">
            <text:p text:style-name="P4">1424967138</text:p>
          </table:table-cell>
        </table:table-row>
        <table:table-row>
          <table:table-cell table:style-name="Table1.A1" office:value-type="string">
            <text:p text:style-name="P4">metric</text:p>
          </table:table-cell>
          <table:table-cell table:style-name="Table1.A1" office:value-type="string">
            <text:p text:style-name="P3"><text:span text:style-name="T3">name of the record type<text:line-break/> we advise starting the name with a prefix. This allows multiple naming conventions to coexist under a different prefix. It is also advisable to structure the names, to allow grouping of similar metrics</text:span></text:p>
          </table:table-cell>
          <table:table-cell table:style-name="Table1.A1" office:value-type="string">
            <text:p text:style-name="P3"><text:span text:style-name="T3">collectd.cpu.idle</text:span></text:p>
            <text:p text:style-name="P3"><text:span text:style-name="T3">sys.cpu.idle</text:span></text:p>
            <text:p text:style-name="P3"><text:span text:style-name="T3">collectd.mem.used</text:span></text:p>
          </table:table-cell>
        </table:table-row>
        <table:table-row>
          <table:table-cell table:style-name="Table1.A1" office:value-type="string">
            <text:p text:style-name="P4">unit</text:p>
          </table:table-cell>
          <table:table-cell table:style-name="Table1.A1" office:value-type="string">
            <text:list xml:id="list3130609323180162806" text:style-name="LS6">
              <text:list-item>
                <text:p text:style-name="P16"><text:span text:style-name="T3">Whenever a volume is to be measured, SI approved units and their approved symbols or abbreviations should be used. Information units should be expressed in bits (‘b’) or bytes (‘B’).</text:span></text:p>
              </text:list-item>
              <text:list-item>
                <text:p text:style-name="P16"><text:span text:style-name="T3">For a given metric, the units should NEVER, EVER be changed.</text:span></text:p>
              </text:list-item>
              <text:list-item>
                <text:p text:style-name="P16"><text:span text:style-name="T3">When the measurement does not represent a volume, the unit description should always described WHAT is measured (ie: apples, disk, routers, floating IPs, etc.).</text:span></text:p>
              </text:list-item>
            </text:list>
          </table:table-cell>
          <table:table-cell table:style-name="Table1.A1" office:value-type="string">
            <text:p text:style-name="P4">b</text:p>
            <text:p text:style-name="P4">jiffies</text:p>
            <text:p text:style-name="P4">s</text:p>
            <text:p text:style-name="P3"><text:span text:style-name="T3">b/s</text:span></text:p>
          </table:table-cell>
        </table:table-row>
        <table:table-row>
          <table:table-cell table:style-name="Table1.A1" office:value-type="string">
            <text:p text:style-name="P15">form</text:p>
          </table:table-cell>
          <table:table-cell table:style-name="Table1.A1" office:value-type="string">
            <text:list xml:id="list7830777749390251666" text:style-name="LS7">
              <text:list-item>
                <text:p text:style-name="P17"><text:span text:style-name="T3">g or gauge: a numerical value, like temperatures or number of people in a room</text:span></text:p>
              </text:list-item>
              <text:list-item>
                <text:p text:style-name="P17"><text:span text:style-name="T3">c or counter: is for continuous incrementing counter. can handle overflow</text:span></text:p>
              </text:list-item>
              <text:list-item>
                <text:p text:style-name="P17"><text:span text:style-name="T3">a or absolute: is for counters which get reset upon reading. <text:s/>[very difficult to use]</text:span></text:p>
              </text:list-item>
              <text:list-item>
                <text:p text:style-name="P17"><text:span text:style-name="T3">o or other [no auto processing, for things like load, which is an exponentially smoothed average]</text:span></text:p>
              </text:list-item>
            </text:list>
          </table:table-cell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7" office:value-type="string">
            <text:p text:style-name="P15">range</text:p>
          </table:table-cell>
          <table:table-cell table:style-name="Table1.A7" office:value-type="string">
            <text:p text:style-name="P18">Numeric range in which the value is valid</text:p>
          </table:table-cell>
          <table:table-cell table:style-name="Table1.A7" office:value-type="string">
            <text:p text:style-name="P15">]:[ <text:s/>[0:[ <text:s/>[0:65536]</text:p>
          </table:table-cell>
        </table:table-row>
      </table:table>
      <text:p text:style-name="P1"/>
      <text:p text:style-name="P1">Only the <text:span text:style-name="T2">metric</text:span>, <text:span text:style-name="T2">source</text:span>, <text:span text:style-name="T2">time</text:span> and <text:span text:style-name="T2">instance</text:span> fields must be attached to the record.</text:p>
      <text:p text:style-name="P1">The fields other fields can be kept in a central index, as they are determined by the metric field. </text:p>
      <text:h text:style-name="P21" text:outline-level="10"><text:bookmark text:name="h.44eajsqheuz2"/>Examples</text:h>
      <text:h text:style-name="P22" text:outline-level="10"><text:bookmark text:name="h.6jaqcklx9zt4"/>cpu idle time </text:h>
      <text:p text:style-name="P1"/>
      <text:p text:style-name="P1">{ </text:p>
      <text:p text:style-name="P2"><text:s text:c="2"/>“metric” : “collectd.cpu.idle”,</text:p>
      <text:p text:style-name="P2"><text:s text:c="2"/>“time”: 1424967138,</text:p>
      <text:p text:style-name="P2"><text:s text:c="2"/>“source”:”www.example.com”</text:p>
      <text:p text:style-name="P2"><text:s text:c="2"/>“value”: 1568873, <text:s/></text:p>
      <text:p text:style-name="P2"><text:s text:c="2"/>“resource”:”cpu”,</text:p>
      <text:p text:style-name="P2"><text:s text:c="2"/>“instance”: 0,</text:p>
      <text:p text:style-name="P2"><text:soft-page-break/><text:s text:c="2"/>“unit”:”jiffies”,</text:p>
      <text:p text:style-name="P2"><text:s text:c="2"/>“metrictype”:”c”</text:p>
      <text:p text:style-name="P2">}</text:p>
      <text:p text:style-name="P2"/>
      <text:h text:style-name="P24" text:outline-level="10"><text:bookmark text:name="h.eowqf3vkk24l"/>Free Memory</text:h>
      <text:p text:style-name="P1">{ </text:p>
      <text:p text:style-name="P2"><text:s text:c="2"/>“metric” : “collectd.mem.free”,</text:p>
      <text:p text:style-name="P2"><text:s text:c="2"/>“time”: 1424967138,</text:p>
      <text:p text:style-name="P2"><text:s text:c="2"/>“source”:”www.example.com”</text:p>
      <text:p text:style-name="P2"><text:s text:c="2"/>“value”: 15689,</text:p>
      <text:p text:style-name="P2"><text:s text:c="2"/>“unit”:”B”,</text:p>
      <text:p text:style-name="P2"><text:s text:c="2"/>“metrictype”:”g”</text:p>
      <text:p text:style-name="P2">}</text:p>
      <text:p text:style-name="P2"/>
      <text:h text:style-name="P23" text:outline-level="10"><text:bookmark text:name="h.htg7rfpl4vfm"/>motor temperature if there is only one temp sensor</text:h>
      <text:p text:style-name="P1">{ </text:p>
      <text:p text:style-name="P2"><text:s text:c="2"/>“metric” : “egemin.motor.temp”,</text:p>
      <text:p text:style-name="P2"><text:s text:c="2"/>“time”: 1424967138,</text:p>
      <text:p text:style-name="P2"><text:s text:c="2"/>“source”:”agv1.lor”</text:p>
      <text:p text:style-name="P2"><text:s text:c="2"/>“value”: 25,</text:p>
      <text:p text:style-name="P2"><text:s text:c="2"/>“resource”:”motor”,</text:p>
      <text:p text:style-name="P2"><text:s text:c="2"/>“instance”: “forward”,</text:p>
      <text:p text:style-name="P2"><text:s text:c="2"/>“unit”:”C”,</text:p>
      <text:p text:style-name="P2"><text:s text:c="2"/>“metrictype”:”c”</text:p>
      <text:p text:style-name="P2">}</text:p>
      <text:p text:style-name="P2"/>
      <text:h text:style-name="P25" text:outline-level="10"><text:bookmark text:name="h.7iw0j892ffe0"/>motor temperature if there are more then one temp sensor per engine</text:h>
      <text:p text:style-name="P1">{ </text:p>
      <text:p text:style-name="P2"><text:s text:c="2"/>“metric” : “egemin.motor.temp”,</text:p>
      <text:p text:style-name="P2"><text:s text:c="2"/>“time”: 1424967138,</text:p>
      <text:p text:style-name="P2"><text:s text:c="2"/>“source”:”agv1.lor”</text:p>
      <text:p text:style-name="P2"><text:s text:c="2"/>“value”: 25,</text:p>
      <text:p text:style-name="P2"><text:s text:c="2"/>“resource”:”motor.temp”,</text:p>
      <text:p text:style-name="P2"><text:s text:c="2"/>“instance”: “forward.axle”,</text:p>
      <text:p text:style-name="P2"><text:s text:c="2"/>“unit”:”C”,</text:p>
      <text:p text:style-name="P2"><text:s text:c="2"/>“metrictype”:”c”</text:p>
      <text:p text:style-name="P2">}</text:p>
      <text:p text:style-name="P2"><text:s text:c="2"/></text:p>
      <text:h text:style-name="P21" text:outline-level="10"><text:bookmark text:name="h.8y024nitdxux"/>Conversion to flat structure</text:h>
      <text:p text:style-name="P1"/>
      <text:p text:style-name="P1">For many tools, a flat structure is required. For this we use the following conversion</text:p>
      <text:p text:style-name="P1"/>
      <text:p text:style-name="P2">@{reverseHostname(source)}.@{metric}@{(isdef instance)?'.'+instance:''}</text:p>
      <text:p text:style-name="P2"/>
      <text:p text:style-name="P2">Where reverseHostname reverse the parts of the hostname </text:p>
      <text:p text:style-name="P5">(e.g. helios.cs.kuleuven.be becomes be.kuleuven.cs.helios)</text:p>
      <text:h text:style-name="P20" text:outline-level="10"><text:bookmark text:name="h.stiil6130gce"/><text:soft-page-break/>Rationale for Resource naming</text:h>
      <text:p text:style-name="P1"/>
      <text:list xml:id="list2037344336987724687" text:style-name="LS8">
        <text:list-item>
          <text:p text:style-name="P12">hostname as base prefix </text:p>
          <text:list>
            <text:list-item>
              <text:p text:style-name="P12">what with distributed services?</text:p>
              <text:list>
                <text:list-item>
                  <text:p text:style-name="P12">dummy host</text:p>
                </text:list-item>
                <text:list-item>
                  <text:p text:style-name="P12">different format</text:p>
                </text:list-item>
              </text:list>
            </text:list-item>
          </text:list>
        </text:list-item>
        <text:list-item>
          <text:p text:style-name="P12">no prefix</text:p>
          <text:list>
            <text:list-item>
              <text:p text:style-name="P12">host handling becomes messy?</text:p>
            </text:list-item>
          </text:list>
        </text:list-item>
        <text:list-item>
          <text:p text:style-name="P12">hierarchies within hosts?</text:p>
          <text:list>
            <text:list-item>
              <text:p text:style-name="P12">[type=process.thread resource=1623.5]</text:p>
              <text:list>
                <text:list-item>
                  <text:p text:style-name="P12">process name</text:p>
                </text:list-item>
              </text:list>
            </text:list-item>
            <text:list-item>
              <text:p text:style-name="P12">[resource=pid1623.t5]</text:p>
              <text:list>
                <text:list-item>
                  <text:p text:style-name="P12">messy to decode</text:p>
                </text:list-item>
              </text:list>
            </text:list-item>
            <text:list-item>
              <text:p text:style-name="P12">[process=1623 thread=5 processname=java processArguments=helloword]</text:p>
              <text:list>
                <text:list-item>
                  <text:p text:style-name="P12">what is part of the resource? (important for aggregation)</text:p>
                  <text:list>
                    <text:list-item>
                      <text:p text:style-name="P12">standard names!</text:p>
                    </text:list-item>
                  </text:list>
                </text:list-item>
                <text:list-item>
                  <text:p text:style-name="P12">very many parts of resource (cpu, if, …)</text:p>
                </text:list-item>
                <text:list-item>
                  <text:p text:style-name="P12">very difficulty to handle automatically </text:p>
                  <text:list>
                    <text:list-item>
                      <text:p text:style-name="P12">even flattening is very ha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aggregates?</text:p>
          <text:list>
            <text:list-item>
              <text:p text:style-name="P12">wildcard resources?</text:p>
            </text:list-item>
            <text:list-item>
              <text:p text:style-name="P12">different format</text:p>
              <text:list>
                <text:list-item>
                  <text:p text:style-name="P12">containing query</text:p>
                </text:list-item>
                <text:list-item>
                  <text:p text:style-name="P12">with service names?</text:p>
                  <text:list>
                    <text:list-item>
                      <text:p text:style-name="P12">service resource</text:p>
                    </text:list-item>
                  </text:list>
                </text:list-item>
              </text:list>
            </text:list-item>
            <text:list-item>
              <text:p text:style-name="P12">mark source?</text:p>
            </text:list-item>
            <text:list-item>
              <text:p text:style-name="P12">out of scope</text:p>
            </text:list-item>
          </text:list>
        </text:list-item>
        <text:list-item>
          <text:p text:style-name="P12">resource sub record?</text:p>
          <text:list>
            <text:list-item>
              <text:p text:style-name="P12">unnecessary</text:p>
            </text:list-item>
          </text:list>
        </text:list-item>
      </text:list>
      <text:p text:style-name="P1"/>
      <text:h text:style-name="P21" text:outline-level="10"><text:bookmark text:name="h.tznhrb3nkhu7"/>Rationale for Metrics naming</text:h>
      <text:p text:style-name="P1"/>
      <text:list xml:id="list8362114382047894135" text:style-name="LS9">
        <text:list-item>
          <text:p text:style-name="P13">timestamp as number</text:p>
          <text:list>
            <text:list-item>
              <text:p text:style-name="P13">easy to process (is a number)</text:p>
            </text:list-item>
          </text:list>
        </text:list-item>
        <text:list-item>
          <text:p text:style-name="P13">units</text:p>
          <text:list>
            <text:list-item>
              <text:p text:style-name="P13">make graphs meaningful <text:s/>(is it bytes, kbytes, bits,... )</text:p>
            </text:list-item>
          </text:list>
        </text:list-item>
        <text:list-item>
          <text:p text:style-name="P13">metrictype</text:p>
          <text:list>
            <text:list-item>
              <text:p text:style-name="P13">auto generate meaningful dashboards </text:p>
            </text:list-item>
          </text:list>
        </text:list-item>
        <text:list-item>
          <text:p text:style-name="P13">naming</text:p>
          <text:list>
            <text:list-item>
              <text:p text:style-name="P13">haven’t found a schema that always works</text:p>
            </text:list-item>
            <text:list-item>
              <text:p text:style-name="P13">so use prefix to enable easy schema changes</text:p>
            </text:list-item>
          </text:list>
        </text:list-item>
        <text:list-item>
          <text:p text:style-name="P13">have not added</text:p>
          <text:list>
            <text:list-item>
              <text:p text:style-name="P13">range: range in which the number is valid</text:p>
              <text:list>
                <text:list-item>
                  <text:p text:style-name="P13"><text:soft-page-break/>what to do when metric is not in range? </text:p>
                </text:list-item>
                <text:list-item>
                  <text:p text:style-name="P13">often just the width of the datatype used to represent the data, so not very usefull</text:p>
                </text:list-item>
              </text:list>
            </text:list-item>
            <text:list-item>
              <text:p text:style-name="P13">interval: sampling interval</text:p>
              <text:list>
                <text:list-item>
                  <text:p text:style-name="P13">everything is timestamped, which gives much more robust intervals (e.g. timestamps handle message loss perfectly)</text:p>
                </text:list-item>
                <text:list-item>
                  <text:p text:style-name="P13">can’t be used to see if a sensor is dead, if there is batching in the pip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Roboto-Regular" svg:font-family="Roboto-Regular, helvetica, arial, sans-serif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25in"/>
      </text:list-level-style-bullet>
      <text:list-level-style-bullet text:level="2" text:style-name="List3Level1" text:bullet-char="○">
        <style:list-level-properties text:space-before="0.75in" text:min-label-width="0.25in"/>
      </text:list-level-style-bullet>
      <text:list-level-style-bullet text:level="3" text:style-name="List3Level2" text:bullet-char="■">
        <style:list-level-properties text:space-before="1.3748in" text:min-label-width="0.1252in"/>
      </text:list-level-style-bullet>
      <text:list-level-style-bullet text:level="4" text:style-name="List3Level3" text:bullet-char="●">
        <style:list-level-properties text:space-before="1.75in" text:min-label-width="0.25in"/>
      </text:list-level-style-bullet>
      <text:list-level-style-bullet text:level="5" text:style-name="List3Level4" text:bullet-char="○">
        <style:list-level-properties text:space-before="2.25in" text:min-label-width="0.25in"/>
      </text:list-level-style-bullet>
      <text:list-level-style-bullet text:level="6" text:style-name="List3Level5" text:bullet-char="■">
        <style:list-level-properties text:space-before="2.8748in" text:min-label-width="0.1252in"/>
      </text:list-level-style-bullet>
      <text:list-level-style-bullet text:level="7" text:style-name="List3Level6" text:bullet-char="●">
        <style:list-level-properties text:space-before="3.25in" text:min-label-width="0.25in"/>
      </text:list-level-style-bullet>
      <text:list-level-style-bullet text:level="8" text:style-name="List3Level7" text:bullet-char="○">
        <style:list-level-properties text:space-before="3.75in" text:min-label-width="0.25in"/>
      </text:list-level-style-bullet>
      <text:list-level-style-bullet text:level="9" text:style-name="List3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0.75in"/>
      </text:list-level-style-bullet>
      <text:list-level-style-bullet text:level="2" text:style-name="List4Level1" text:bullet-char="○">
        <style:list-level-properties text:space-before="0.75in" text:min-label-width="0.75in"/>
      </text:list-level-style-bullet>
      <text:list-level-style-bullet text:level="3" text:style-name="List4Level2" text:bullet-char="■">
        <style:list-level-properties text:space-before="1.3748in" text:min-label-width="0.6252in"/>
      </text:list-level-style-bullet>
      <text:list-level-style-bullet text:level="4" text:style-name="List4Level3" text:bullet-char="●">
        <style:list-level-properties text:space-before="1.75in" text:min-label-width="0.75in"/>
      </text:list-level-style-bullet>
      <text:list-level-style-bullet text:level="5" text:style-name="List4Level4" text:bullet-char="○">
        <style:list-level-properties text:space-before="2.25in" text:min-label-width="0.75in"/>
      </text:list-level-style-bullet>
      <text:list-level-style-bullet text:level="6" text:style-name="List4Level5" text:bullet-char="■">
        <style:list-level-properties text:space-before="2.8748in" text:min-label-width="0.6252in"/>
      </text:list-level-style-bullet>
      <text:list-level-style-bullet text:level="7" text:style-name="List4Level6" text:bullet-char="●">
        <style:list-level-properties text:space-before="3.25in" text:min-label-width="0.75in"/>
      </text:list-level-style-bullet>
      <text:list-level-style-bullet text:level="8" text:style-name="List4Level7" text:bullet-char="○">
        <style:list-level-properties text:space-before="3.75in" text:min-label-width="0.75in"/>
      </text:list-level-style-bullet>
      <text:list-level-style-bullet text:level="9" text:style-name="List4Level8" text:bullet-char="■">
        <style:list-level-properties text:space-before="4.3748in" text:min-label-width="0.6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</text:list-level-style-bullet>
      <text:list-level-style-bullet text:level="2" text:style-name="List5Level1" text:bullet-char="○">
        <style:list-level-properties text:space-before="0.75in" text:min-label-width="0.25in"/>
      </text:list-level-style-bullet>
      <text:list-level-style-bullet text:level="3" text:style-name="List5Level2" text:bullet-char="■">
        <style:list-level-properties text:space-before="1.3748in" text:min-label-width="0.1252in"/>
      </text:list-level-style-bullet>
      <text:list-level-style-bullet text:level="4" text:style-name="List5Level3" text:bullet-char="●">
        <style:list-level-properties text:space-before="1.75in" text:min-label-width="0.25in"/>
      </text:list-level-style-bullet>
      <text:list-level-style-bullet text:level="5" text:style-name="List5Level4" text:bullet-char="○">
        <style:list-level-properties text:space-before="2.25in" text:min-label-width="0.25in"/>
      </text:list-level-style-bullet>
      <text:list-level-style-bullet text:level="6" text:style-name="List5Level5" text:bullet-char="■">
        <style:list-level-properties text:space-before="2.8748in" text:min-label-width="0.1252in"/>
      </text:list-level-style-bullet>
      <text:list-level-style-bullet text:level="7" text:style-name="List5Level6" text:bullet-char="●">
        <style:list-level-properties text:space-before="3.25in" text:min-label-width="0.25in"/>
      </text:list-level-style-bullet>
      <text:list-level-style-bullet text:level="8" text:style-name="List5Level7" text:bullet-char="○">
        <style:list-level-properties text:space-before="3.75in" text:min-label-width="0.25in"/>
      </text:list-level-style-bullet>
      <text:list-level-style-bullet text:level="9" text:style-name="List5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</text:list-level-style-bullet>
      <text:list-level-style-bullet text:level="2" text:style-name="List6Level1" text:bullet-char="○">
        <style:list-level-properties text:space-before="0.75in" text:min-label-width="0.25in"/>
      </text:list-level-style-bullet>
      <text:list-level-style-bullet text:level="3" text:style-name="List6Level2" text:bullet-char="■">
        <style:list-level-properties text:space-before="1.3748in" text:min-label-width="0.1252in"/>
      </text:list-level-style-bullet>
      <text:list-level-style-bullet text:level="4" text:style-name="List6Level3" text:bullet-char="●">
        <style:list-level-properties text:space-before="1.75in" text:min-label-width="0.25in"/>
      </text:list-level-style-bullet>
      <text:list-level-style-bullet text:level="5" text:style-name="List6Level4" text:bullet-char="○">
        <style:list-level-properties text:space-before="2.25in" text:min-label-width="0.25in"/>
      </text:list-level-style-bullet>
      <text:list-level-style-bullet text:level="6" text:style-name="List6Level5" text:bullet-char="■">
        <style:list-level-properties text:space-before="2.8748in" text:min-label-width="0.1252in"/>
      </text:list-level-style-bullet>
      <text:list-level-style-bullet text:level="7" text:style-name="List6Level6" text:bullet-char="●">
        <style:list-level-properties text:space-before="3.25in" text:min-label-width="0.25in"/>
      </text:list-level-style-bullet>
      <text:list-level-style-bullet text:level="8" text:style-name="List6Level7" text:bullet-char="○">
        <style:list-level-properties text:space-before="3.75in" text:min-label-width="0.25in"/>
      </text:list-level-style-bullet>
      <text:list-level-style-bullet text:level="9" text:style-name="List6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25in" text:min-label-width="0.25in"/>
      </text:list-level-style-bullet>
      <text:list-level-style-bullet text:level="2" text:style-name="List8Level1" text:bullet-char="○">
        <style:list-level-properties text:space-before="0.75in" text:min-label-width="0.25in"/>
      </text:list-level-style-bullet>
      <text:list-level-style-bullet text:level="3" text:style-name="List8Level2" text:bullet-char="■">
        <style:list-level-properties text:space-before="1.3748in" text:min-label-width="0.1252in"/>
      </text:list-level-style-bullet>
      <text:list-level-style-bullet text:level="4" text:style-name="List8Level3" text:bullet-char="●">
        <style:list-level-properties text:space-before="1.75in" text:min-label-width="0.25in"/>
      </text:list-level-style-bullet>
      <text:list-level-style-bullet text:level="5" text:style-name="List8Level4" text:bullet-char="○">
        <style:list-level-properties text:space-before="2.25in" text:min-label-width="0.25in"/>
      </text:list-level-style-bullet>
      <text:list-level-style-bullet text:level="6" text:style-name="List8Level5" text:bullet-char="■">
        <style:list-level-properties text:space-before="2.8748in" text:min-label-width="0.1252in"/>
      </text:list-level-style-bullet>
      <text:list-level-style-bullet text:level="7" text:style-name="List8Level6" text:bullet-char="●">
        <style:list-level-properties text:space-before="3.25in" text:min-label-width="0.25in"/>
      </text:list-level-style-bullet>
      <text:list-level-style-bullet text:level="8" text:style-name="List8Level7" text:bullet-char="○">
        <style:list-level-properties text:space-before="3.75in" text:min-label-width="0.25in"/>
      </text:list-level-style-bullet>
      <text:list-level-style-bullet text:level="9" text:style-name="List8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</text:list-level-style-bullet>
      <text:list-level-style-bullet text:level="2" text:style-name="List9Level1" text:bullet-char="○">
        <style:list-level-properties text:space-before="0.75in" text:min-label-width="0.25in"/>
      </text:list-level-style-bullet>
      <text:list-level-style-bullet text:level="3" text:style-name="List9Level2" text:bullet-char="■">
        <style:list-level-properties text:space-before="1.3748in" text:min-label-width="0.1252in"/>
      </text:list-level-style-bullet>
      <text:list-level-style-bullet text:level="4" text:style-name="List9Level3" text:bullet-char="●">
        <style:list-level-properties text:space-before="1.75in" text:min-label-width="0.25in"/>
      </text:list-level-style-bullet>
      <text:list-level-style-bullet text:level="5" text:style-name="List9Level4" text:bullet-char="○">
        <style:list-level-properties text:space-before="2.25in" text:min-label-width="0.25in"/>
      </text:list-level-style-bullet>
      <text:list-level-style-bullet text:level="6" text:style-name="List9Level5" text:bullet-char="■">
        <style:list-level-properties text:space-before="2.8748in" text:min-label-width="0.1252in"/>
      </text:list-level-style-bullet>
      <text:list-level-style-bullet text:level="7" text:style-name="List9Level6" text:bullet-char="●">
        <style:list-level-properties text:space-before="3.25in" text:min-label-width="0.25in"/>
      </text:list-level-style-bullet>
      <text:list-level-style-bullet text:level="8" text:style-name="List9Level7" text:bullet-char="○">
        <style:list-level-properties text:space-before="3.75in" text:min-label-width="0.25in"/>
      </text:list-level-style-bullet>
      <text:list-level-style-bullet text:level="9" text:style-name="List9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Linux_X86_64 LibreOffice_project/430$Build-2</meta:generator>
    <dc:title/>
    <meta:initial-creator/>
    <meta:editing-cycles>2</meta:editing-cycles>
    <dc:date>2015-03-10T09:59:59.602545780</dc:date>
    <meta:editing-duration>PT4M21S</meta:editing-duration>
    <meta:document-statistic meta:table-count="1" meta:image-count="0" meta:object-count="0" meta:page-count="5" meta:paragraph-count="153" meta:word-count="899" meta:character-count="5603" meta:non-whitespace-character-count="4835"/>
  </office:meta>
</office:document-meta>
</file>